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Symbol" svg:font-family="Symbol"/>
    <style:font-face style:name="Times" svg:font-family="Times"/>
    <style:font-face style:name="Times New Roman" svg:font-family="Times New Roman"/>
    <style:font-face style:name="Verdana" svg:font-family="Verdana"/>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Helvetica" fo:font-size="12.0pt"/>
    </style:style>
    <style:style style:name="P3" style:family="paragraph" style:parent-style-name="Standard">
      <style:paragraph-properties fo:text-align="center"/>
      <style:text-properties style:font-name="Times" fo:font-size="14.0pt"/>
    </style:style>
    <style:style style:name="P4" style:family="paragraph" style:parent-style-name="Standard">
      <style:text-properties style:font-name="Times New Roman" fo:font-size="12.0pt"/>
    </style:style>
    <style:style style:name="P5" style:family="paragraph" style:parent-style-name="Standard">
      <style:text-properties style:font-name="Times" fo:font-size="12.0pt" fo:background-color="#ffffff"/>
    </style:style>
    <style:style style:name="P6" style:family="paragraph" style:parent-style-name="Standard">
      <style:text-properties style:font-name="Verdana" fo:font-size="13.0pt" fo:background-color="#ffffff"/>
    </style:style>
    <style:style style:name="P7" style:family="paragraph" style:parent-style-name="Standard">
      <style:paragraph-properties fo:text-align="justify"/>
      <style:text-properties style:font-name="Times" fo:font-size="12.0pt" fo:background-color="#ffffff"/>
    </style:style>
    <style:style style:name="T1" style:family="text">
      <style:text-properties fo:font-weight="bold" fo:font-weight-asian="bold" fo:font-weight-complex="bold" style:text-underline-style="solid"/>
    </style:style>
    <style:style style:name="T2" style:family="text">
      <style:text-properties style:text-underline-style="solid"/>
    </style:style>
    <style:style style:name="T3" style:family="text">
      <style:text-properties style:font-name="Symbol"/>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Reponses Projet SV-BA-2: David Laroche Laurent Kilchoer</text:p>
      <text:p text:style-name="P2"/>
      <text:p text:style-name="P3"><text:span text:style-name="T1">REPONSES</text:span></text:p>
      <text:p text:style-name="P3"/>
      <text:p text:style-name="P1"><text:span text:style-name="T2">Partie 1:</text:span></text:p>
      <text:p text:style-name="P1"/>
      <text:p text:style-name="P1">[Question Q1.1] Comment faire en sort d'écrire les trois constructeurs décrits ci-dessus, sans dupliquer de lignes de code ? </text:p>
      <text:p text:style-name="P1"/>
      <text:p text:style-name="P1"><text:span text:style-name="T3">→</text:span><text:s text:c="2"/>A partir du constructeur avec 2 doubles on peut faire les 2 autres sans dupliquer de code. En effet, le constructeur par défaut et celui par copie ont besoin de manipuler les coordonnées de l'objet. Tandis que le constructeur de doubles n'a besoin ni de valeurs initiales, ni de copies pour fonctionner.</text:p>
      <text:p text:style-name="P1"/>
      <text:p text:style-name="P1">[Question Q1.2] Quelle surcharge choisissez-vous pour l'opérateur + (interne ou externe) et comment justifiez-vous ce choix ? </text:p>
      <text:p text:style-name="P1"><text:s/></text:p>
      <text:p text:style-name="P1"><text:span text:style-name="T3">→</text:span><text:s/>Il s'agit d'un opérateur interne. L’intérêt est de pouvoir éviter de passer par des getters. </text:p>
      <text:p text:style-name="P1"/>
      <text:p text:style-name="P1">[Question Q1.3] Quelle surcharge choisissez-vous pour l'opérateur &lt;&lt; (interne ou externe) et comment justifiez-vous ce choix ? </text:p>
      <text:p text:style-name="P1"/>
      <text:p text:style-name="P1"><text:span text:style-name="T3">→</text:span><text:s/>On choisit un opérateur externe car le cout est un flux. Se trouvant à gauche, et la classe n'étant pas un flux, il faut passer par un opérateur externe.</text:p>
      <text:p text:style-name="P1"/>
      <text:p text:style-name="P1">[Question Q1.4] A quoi cette seconde définition peut-elle servir ? </text:p>
      <text:p text:style-name="P1"/>
      <text:p text:style-name="P1"><text:span text:style-name="T3">→</text:span><text:s/>Cette seconde définition sert à pouvoir utiliser l’opérateur d'indexation dans le cas ou on change x ou y.</text:p>
      <text:p text:style-name="P1"/>
      <text:p text:style-name="P1">[Question Q1.5] Comment utiliser des boucles pour éviter d'avoir un code trop répétitif dans la mie en oeuvre de cet algorithme <text:s/>? </text:p>
      <text:p text:style-name="P1"/>
      <text:p text:style-name="P1"><text:span text:style-name="T3">→</text:span><text:s/>Utilisation d’une double boucle for.</text:p>
      <text:p text:style-name="P1"/>
      <text:p text:style-name="P1"><text:span text:style-name="T2">Partie 2:</text:span></text:p>
      <text:p text:style-name="P1"/>
      <text:p text:style-name="P1">[Question Q2.1] Quelles méthodes vous semble t-il judicieux de déclarer comme const? </text:p>
      <text:p text:style-name="P1"/>
      <text:p text:style-name="P1"><text:span text:style-name="T3">→</text:span><text:s/>Seule la méthode draw ne modifie pas les attributs de la classe. C'est donc la seule qui doit être passée en constante.</text:p>
      <text:p text:style-name="P1"/>
      <text:p text:style-name="P1">[Question Q2.2] On souhaite ne pas permettre la copie d'un Environment ni l'affectation. Quelle(s) solution(s) proposeriez-vous pour satisfaire cette contrainte? </text:p>
      <text:p text:style-name="P1"/>
      <text:p text:style-name="P1"><text:span text:style-name="T3">→ </text:span>On peut redéfinir le constructeur de copie et la surcharge de l'opérateur "=". On fait en sorte que ces méthodes ne font rien, à part afficher un message d'erreur par exemple.</text:p>
      <text:p text:style-name="P1"><text:s/></text:p>
      <text:p text:style-name="P1">[Question Q2.3] La question Q2.2 suggère que chaque simulation s'intéressera à un environnement unique disposant de sa propre faune, ses propres sources de nourriture etc. Il ne fait par ailleurs pas beaucoup de sens de faire vivre les animaux sans les rattacher à un environnement. Un Environment peut donc être considéré comme responsable de la durée de vie des animaux et des sources de nourritures amenés à être créés dans la simulation. Quelle incidence cela a t-il sur la destruction d'un environnement ? La destruction peut-elle se faire en utilisant une méthode existante de la classe Environment. </text:p>
      <text:p text:style-name="P1"/>
      <text:p text:style-name="P1"><text:span text:style-name="T3">→ </text:span>La destruction de l'environnement implique la destruction des animaux et de la nourriture présente dans celui-ci. On peut donc utiliser la méthode reset qui les détruits.</text:p>
      <text:p text:style-name="P1"/>
      <text:p text:style-name="P1">[Question Q2.4] Une source de nourriture est avant tout une entité dotée d'une position dans notre environnement torique. Comment proposez-vous d'utiliser la classe fournie Positionnable (dans le répertoire Environment) pour modéliser cet aspect ? </text:p>
      <text:p text:style-name="P1"/>
      <text:p text:style-name="P1"><text:span text:style-name="T3">→ </text:span>L'attribut d'un "Positionnable" est un "ToricPosition", qui lui-même est un "Vec2d". Un Vec2d est défini comme comme deux doubles (x et y) pour les coordonnées.</text:p>
      <text:p text:style-name="P1">On peut utiliser la méthode "setPosition" de "Positionable" pour donner une position à notre nourriture. Cette méthode prend un "ToricPosition" en paramètre.</text:p>
      <text:p text:style-name="P1"/>
      <text:p text:style-name="P1">[Question Q2.5] A quoi cela peut-il bien servir d'utiliser le type Quantity plutôt que tout simplement un double ? </text:p>
      <text:p text:style-name="P1"/>
      <text:p text:style-name="P1"><text:span text:style-name="T3">→ </text:span>En utilisant le type Quantity, on sait directement de quoi on parle. Cela facilite la maintenance, et un possible changement de type (passer d'un double à un entier par exemple). Le type Quantity est aussi lié à un autre type : Quantities, qui est un tableau dynamique de Quantity.</text:p>
      <text:p text:style-name="P1"/>
      <text:p text:style-name="P1">[Question Q2.6] Comment se lance automatiquement la génération de la nourriture <text:s/>? </text:p>
      <text:p text:style-name="P1"/>
      <text:p text:style-name="P1"><text:span text:style-name="T3">→ </text:span>La méthode run de Application appelle en boucle les méthodes draw et update de la classe environment. Elle-même appelle les méthodes draw et update des classes Animal et Food.</text:p>
      <text:p text:style-name="P1"/>
      <text:p text:style-name="P1"/>
      <text:p text:style-name="P1">[Question Q2.7] Quelle est votre conception de la classe Animal à ce stade (attributs, méthodes, liens d'héritage). En particulier comment est représentée la position de l'animal ? </text:p>
      <text:p text:style-name="P1"/>
      <text:p text:style-name="P1"><text:span text:style-name="T3">→ </text:span>A ce stade, notre classe possède trois attributs : une espérance de vie (int lifeSpan), des points de vie (int hp) et une direction de déplacement (Angle direction). Elle possède une méthode getSpeed() retournant la vitesse de l’animal. Sa position est représentée par une distance en x et en y par rapport à l'origine (0,0) ce qui correspond à un vecteur dans le plan cartésien.</text:p>
      <text:p text:style-name="P1"/>
      <text:p text:style-name="P1">[Question Q2.8] Quelle(s) méthode(s) parmi les précédentes vous semble t-il justifié de déclarer comme const ? </text:p>
      <text:p text:style-name="P1"/>
      <text:p text:style-name="P4">→ Le getter sur la direction et la méthode draw sont à mettre en const.</text:p>
      <text:p text:style-name="P1"/>
      <text:p text:style-name="P1">[Question Q2.9] Que devez-vous modifier pour que le dessin de l'environnement tienne compte de la présence de l'animal (et donc l'affiche aussi) ? </text:p>
      <text:p text:style-name="P1"/>
      <text:p text:style-name="P1"><text:span text:style-name="T3">→</text:span><text:s/>Il faut ajouter à la méthode draw de environment la boucle qui tourne sur tous les animaux.</text:p>
      <text:p text:style-name="P1"/>
      <text:p text:style-name="P1">[Question Q2.10] Que devez-vous modifier et dans quelle classe pour faire en sorte que les animaux de votre simulation se déplacent effectivement <text:s/>? </text:p>
      <text:p text:style-name="P1"/>
      <text:p text:style-name="P4">→ Il faut modifier la méthode update de Environment, qui appelle (via une boucle for) les méthodes move et update de chaque animal. La méthode draw de Environment est également à modifier. </text:p>
      <text:p text:style-name="P1"/>
      <text:p text:style-name="P1">[Question Q2.11] Que devez-vous modifier et dans quelle classe pour faire en sorte que les animaux de votre simulation meurent et disparaissent si leur espérance de vie est atteinte <text:s/>? </text:p>
      <text:p text:style-name="P1"/>
      <text:p text:style-name="P1"><text:span text:style-name="T3">→</text:span><text:s/>J'ajoute une condition dans la méthode update de Environment qui procède ainsi: si leur espérance de vie est de 0 ou moins je delete l'animal, ensuite je le fais pointer sur le pointeur nul et finalement j'efface tout ce qui pointe sur le pointeur nul.</text:p>
      <text:p text:style-name="P1"/>
      <text:p text:style-name="P1"><text:span text:style-name="T2">Partie 3:</text:span></text:p>
      <text:p text:style-name="P1"/>
      <text:p text:style-name="P1">[Question Q3.1 ] : les classes fournies dans le répertoire Interface, à savoir Drawable et Updatable, fournissent deux méthode polymorphiques draw et update. Quelles classes de votre conception actuelle serait-il bon de faire hériter de ces sous-classe ? Quel plus cela amène t-il à la conception ? <text:s/></text:p>
      <text:p text:style-name="P1"/>
      <text:p text:style-name="P1"><text:span text:style-name="T3">→</text:span><text:s/>Les classes Animal et Food, ceci permet à la méthode virtuelle d'opérer sur l'instance réelle grâce à un passage par référence ou un pointeur. Le polymorphisme est le fait qu'un même code puisse s'adapter automatiquement aux types de données auxquelles il s'agit, un code qui s'écrit de façon unifiée pour des différents types de données.</text:p>
      <text:p text:style-name="P1"/>
      <text:p text:style-name="P1">[Question Q3.2] : vous semble t-il correct ici de déclarer la méthode getSpeed comme virtuelle? virtuelle pure ? si oui, où faire cette déclaration ? </text:p>
      <text:p text:style-name="P1"/>
      <text:p text:style-name="P1"><text:span text:style-name="T3">→</text:span><text:s/>Oui, comme virtuelle pure, car elle sera différente pour chaque objet qui possèdera une vitesse. Donc dans la classe animal est une classe abstraite.</text:p>
      <text:p text:style-name="P1"/>
      <text:p text:style-name="P1">[Question Q3.3] : les fourmis se dessinent comme se dessinait les animaux précédemment : avec la texture ANT_WORKER_TEXTURE pour les ouvrières et ANT_SOLDIER_TEXTURE pour les soldats. Quel code déplaceriez-vous et où pour dessiner vos fourmis en minimisant la duplication de code d'une classe à l'autre ? </text:p>
      <text:p text:style-name="P1"/>
      <text:p text:style-name="P1"><text:span text:style-name="T3">→</text:span><text:s/>Je déplacerais la méthode draw dans la classe Ant afin que les sous-classes AntWorker et AntSoldier puissent bénéficier du même code avec comme seul modification la texture ( ANT_WORKER_TEXTURE pour les ouvrières et ANT_SOLDIER_TEXTURE pour les soldats)</text:p>
      <text:p text:style-name="P1"/>
      <text:p text:style-name="P1">[Question Q3.4] : la classe Animal doit elle alors contenir une définition de la méthode draw ? </text:p>
      <text:p text:style-name="P1"/>
      <text:p text:style-name="P1"><text:span text:style-name="T3">→</text:span><text:s/>Non car c'est à présent une classe abstraite qui ne peut donc plus être dessinée.</text:p>
      <text:p text:style-name="P1"/>
      <text:p text:style-name="P1">[Question Q3.5] : pourquoi était-il important de modéliser la collection d'animaux de l'environnement comme une ensemble de pointeurs (Animal*) ? </text:p>
      <text:p text:style-name="P1"/>
      <text:p text:style-name="P1"><text:span text:style-name="T3">→</text:span><text:s/>Afin de pouvoir utiliser la résolution dynamique des liens (pour le polymorphisme ).</text:p>
      <text:p text:style-name="P1"/>
      <text:p text:style-name="P1">[Question Q3.6] : un fourmilière sera une entité positionnable, dessinable, et qui évoluera au cours du temps (chaque fourmilière fera par exemple sortir des fourmis à intervalles de temps réguliers). A quelle conception aboutissez-vous à ce stade ? </text:p>
      <text:p text:style-name="P1"/>
      <text:p text:style-name="P1"><text:span text:style-name="T3">→</text:span><text:s/>La classe Anthill hérite de drawable, updatable, et positionable. Elle possède deux attributs ainsi qu’une méthode addFoodQuantity (pas encore définis à ce stade).</text:p>
      <text:p text:style-name="P1"/>
      <text:p text:style-name="P5">[Question Q3.7] : quelles méthodes existantes de Environment doivent subir des modifications pour tenir compte de la présence des fourmilières</text:p>
      <text:p text:style-name="P5"/>
      <text:p text:style-name="P1"><text:span text:style-name="T3">→</text:span><text:s/>Les méthodes update, draw et reset de Environment doivent subir des modifications.</text:p>
      <text:p text:style-name="P1"/>
      <text:p text:style-name="P1">[Question Q3.8] : quel algorithme implémentez-vous et dans quelle méthode de Anthill pour mettre en oeuvre l'évolution de la fourmilière au cours du temps? qui va appeler cette méthode dans le programme? </text:p>
      <text:p text:style-name="P1"/>
      <text:p text:style-name="P1"><text:span text:style-name="T3">→</text:span><text:s/>Je fais un test conditionnel qui permettra d'appeler soit une Antsoldier soit une Antworker, je le fais dans la méthode update car c'est une action qui agit au cours du temps. C'est la méthode update de environment qui va appeler la méthode update de Anthill qui contient l'algorithme.</text:p>
      <text:p text:style-name="P1"/>
      <text:p text:style-name="P1">[Question Q3.9]<text:span text:style-name="T4"><text:s/></text:span>: tous les animaux ont jusqu'ici le même comportement de base (même évolution au cours du temps). Comment modifiez-vous votre code pour programmer cette différentiation de comportement des fourmis ouvrières, sans dupliquer de code dans la sous-classe des fourmis ouvrières? (vous considérez que les autres animaux continuent à avoir le même comportement de base). </text:p>
      <text:p text:style-name="P1"/>
      <text:p text:style-name="P1"><text:span text:style-name="T3">→</text:span><text:s text:c="2"/>Modification de la méthode update de antworker uniquement. (Polymorphisme)</text:p>
      <text:p text:style-name="P1"/>
      <text:p text:style-name="P5">[Question Q3.10] : quelle partie de votre programme va utiliser ces méthodes ?</text:p>
      <text:p text:style-name="P5"/>
      <text:p text:style-name="P1"><text:span text:style-name="T3">→</text:span><text:s text:c="2"/>La méthode update de antworker utilisera ces méthodes.</text:p>
      <text:p text:style-name="P1"/>
      <text:p text:style-name="P5">[Question Q3.11] : à quelle conception de la classe Pheromone aboutissez vous à ce stade. Décrivez là dans les grandes (membres principaux, liens d'héritage)</text:p>
      <text:p text:style-name="P5"/>
      <text:p text:style-name="P5"><text:span text:style-name="T3">→</text:span><text:s text:c="2"/>A ce stade, la méthode Pheromone possède un attribut Quantity et hérite de Positionable. Elle a également des méthodes (constructeur, destructeur, draw, update, isNull).</text:p>
      <text:p text:style-name="P5"/>
      <text:p text:style-name="P5">[Question Q3.12] : comment décidez-vous de mémoriser la dernière position où la fourmi a déposé une trace de phéromone? Cette mémorisation a t-elle une incidence sur la construction de la fourmi ?</text:p>
      <text:p text:style-name="P5"/>
      <text:p text:style-name="P1"><text:span text:style-name="T3">→</text:span><text:s text:c="2"/>Nous avons ajouté un nouvel attribut à la fourmi (mlastPos). Cette attribut est initialisé à la position de la fourmi lors de la construction. Elle est modifié dans la <text:s/>méthode SpreadPheromones() qui, à la fin de la boucle, la met à la valeur de la position courante.</text:p>
      <text:p text:style-name="P1"/>
      <text:p text:style-name="P5">[Question Q3.13] : quelles autres méthodes de la classe Environment sont impactées par la présence des phéromones?</text:p>
      <text:p text:style-name="P6"/>
      <text:p text:style-name="P1"><text:span text:style-name="T3">→</text:span><text:s text:c="2"/>La méthode draw et la méthode reset.</text:p>
      <text:p text:style-name="P1"/>
      <text:p text:style-name="P1"><text:span text:style-name="T2">Partie 4:</text:span></text:p>
      <text:p text:style-name="P1"/>
      <text:p text:style-name="P5">[Question Q4.1] La vitesse de déplacement d'une termite est donnée par TERMITE_SPEED, quelle méthode utilise cette vitesse et comment la modélisez-vous ?</text:p>
      <text:p text:style-name="P1"><text:span text:style-name="T3">→</text:span><text:s/>On utilise un Getter qui retourne la valeur de la vitesse.</text:p>
      <text:p text:style-name="P1"/>
      <text:p text:style-name="P5">[Question Q4.2] : à quelle conception de la classe Termite aboutissez vous à ce stade. Décrivez là dans les grandes lignes (membres principaux, liens d'héritage).</text:p>
      <text:p text:style-name="P5"/>
      <text:p text:style-name="P1"><text:span text:style-name="T3">→</text:span><text:s/>La classe Termite hérite de la classe Animal. Elle possède un constructeur, un destructeur, une méthode draw, une méthode qui renvoie la texture ainsi qu’une méthode qui renvoie la vitesse.</text:p>
      <text:p text:style-name="P1"/>
      <text:p text:style-name="P5">[Question Q4.3] Pourquoi tester le type des objets à l'exécution est-il potentiellement nocif  ?</text:p>
      <text:p text:style-name="P5"/>
      <text:p text:style-name="P1"><text:span text:style-name="T3">→</text:span><text:s text:c="2"/>Cela peut poser problème avec le polymorphisme. </text:p>
      <text:p text:style-name="P5"/>
      <text:p text:style-name="P5">[Question Q4.4] Comment proposez vous de modéliser/initialiser l'état de l'animal ? (souvenez-vous à ce propos des types énumérés )? </text:p>
      <text:p text:style-name="P5"/>
      <text:p text:style-name="P1"><text:span text:style-name="T3">→</text:span><text:s text:c="2"/>Création d’une liste énuméré « state » contenant les 3 états dans la classe Animal. Chaque animal possède un nouvel attribut initialisé à Idle (état normal).</text:p>
      <text:p text:style-name="P5"/>
      <text:p text:style-name="P7">[Question Q4.5] La force maximale d'attaque dépend de chaque sous-classe : ANT_SOLDIER_STRENGTH pour les fourmis soldat, TERMITE_STRENGTH pour les termites (et éventuellement ANT_WORKER_STRENGTH pour les fourmis ouvrières, mais pas forcément utilisé). De quelle façon suggérez-vous d'utiliser le polymorphisme pour calculer la force maximale d'attaque et l'utiliser? </text:p>
      <text:p text:style-name="P7"/>
      <text:p text:style-name="P1"><text:span text:style-name="T3">→</text:span><text:s/>La méthode attaque dans Animal utilise un getter qui est propre à chaque classe. Le getter renvoie la valeur STRENGTH de chaque classe.</text:p>
      <text:p text:style-name="P5"/>
      <text:p text:style-name="P7">[Question Q4.6] Le temps durant lequel l'animal reste en mode Attack dépends de son type TERMITE_ATTACK_DURATION pour les termites et ANT_ATTACK_DURATION pour les fourmis. De quel façon suggérez-vous d'utiliser le polymorphisme pour gérer ce temps? </text:p>
      <text:p text:style-name="P7"/>
      <text:p text:style-name="P1"><text:span text:style-name="T3">→</text:span><text:s/><text:span text:style-name="T3">→</text:span><text:s/>La méthode updateState dans Animal utilise un getter qui est propre à chaque classe. Le getter renvoie la valeur de la durée de combat de chaque classe. Ce getter est en virtual pur dans animal et est défini dans chaque sous-classe.</text:p>
      <text:p text:style-name="P5"/>
      <text:p text:style-name="P7">[Question Q4.7] Le rayon de perception des ennemis est le même pour tous les animaux ANIMAL_SIGHT_DISTANCE. Quelle méthode proposez-vous d'ajouter et à quelle classe pour le repérage des ennemis par les prédateurs ?</text:p>
      <text:p text:style-name="P7"/>
      <text:p text:style-name="P1"><text:span text:style-name="T3">→</text:span><text:s/>Nous avons codé une méthode getClosestEnemy dans la classe Environment qui fonctionne de la même manière que getClosestFood.</text:p>
      <text:p text:style-name="P1"/>
      <text:p text:style-name="P1">[Question Q5.1] Supposons que nous souhaitions compter le nombre de fourmis soldat de l'environnement en lui associant l'intitulé "Ant Soldiers" (clé dans mSlot). Quelles méthodes de la classe AntSoldier devraient appeler les méthodes incrementSlot et decrementSlot de la classe Stats, et de quelle façon ?</text:p>
      <text:p text:style-name="P1"/>
      <text:p text:style-name="P1"><text:span text:style-name="T3">→</text:span><text:s/>Il faut ajouter un appel à la fonction incrementSlot avec le nom de l’animal et l’entier 1 dans le constructeur de l’animal et la fonction decrementSlot dans le destructeu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meta:generator>
    <meta:initial-creator>David Laroche</meta:initial-creator>
  </office:meta>
</office:document-meta>
</file>